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marker-end="Arrowheads_20_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800000" draw:marker-start="" draw:marker-start-width="0.5cm" draw:marker-end="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008000" draw:marker-end="Arrowheads_20_3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marker-end="Arrowheads_20_3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heads_20_3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ff0000" draw:marker-end="Arrowheads_20_3" draw:marker-end-width="0.3cm" draw:fill="solid" draw:fill-color="#ff3366" draw:textarea-horizontal-align="center" draw:textarea-vertical-align="middle"/>
    </style:style>
    <style:style style:name="gr12" style:family="graphic" style:parent-style-name="standard">
      <style:graphic-properties draw:marker-end="Arrowheads_20_3"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svg:stroke-color="#ff0000" draw:marker-end="Arrowheads_20_3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marker-start="Arrowheads_20_3" draw:marker-end="Arrowheads_20_3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marker-end="Arrowheads_20_3" draw:fill="none" draw:fill-color="#ffffff" draw:textarea-horizontal-align="left" draw:auto-grow-height="true" draw:auto-grow-width="false" fo:min-height="0.355cm" fo:min-width="1.706cm"/>
    </style:style>
    <style:style style:name="gr17" style:family="graphic" style:parent-style-name="standard">
      <style:graphic-properties draw:stroke="dash" draw:stroke-dash="Fine_20_Dashed" draw:marker-end="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color="#008000" draw:marker-end="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color="#ff0000" draw:marker-end="" draw:textarea-horizontal-align="center" draw:textarea-vertical-align="middle"/>
    </style:style>
    <style:style style:name="gr20" style:family="graphic" style:parent-style-name="standard">
      <style:graphic-properties draw:stroke="none" draw:stroke-dash="Fine_20_Dash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text:enable-numbering="false"/>
      <style:text-properties fo:font-size="8pt" style:font-size-asian="8pt" style:font-size-complex="8pt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 text:enable-numbering="true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center" text:enable-numbering="false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start" text:enable-numbering="false" fo:text-indent="0cm"/>
      <style:text-properties fo:font-size="18pt" style:font-size-asian="18pt" style:font-size-complex="18pt"/>
    </style:style>
    <style:style style:name="P8" style:family="paragraph">
      <style:paragraph-properties fo:text-align="start" text:enable-numbering="false"/>
      <style:text-properties fo:font-size="18pt" style:font-size-asian="18pt" style:font-size-complex="18pt"/>
    </style:style>
    <style:style style:name="P9" style:family="paragraph">
      <style:paragraph-properties fo:text-align="center" text:enable-number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center" text:enable-numbering="false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 text:enable-numbering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margin-left="0cm" fo:margin-right="0cm" fo:text-align="center" text:enable-numbering="false" fo:text-indent="0cm"/>
      <style:text-properties fo:font-size="18pt" style:font-size-asian="18pt" style:font-size-complex="18pt"/>
    </style:style>
    <style:style style:name="P14" style:family="paragraph">
      <style:paragraph-properties fo:text-align="start" text:enable-numbering="false"/>
      <style:text-properties fo:font-size="8pt" style:font-size-asian="8pt" style:font-size-complex="8pt"/>
    </style:style>
    <style:style style:name="P15" style:family="paragraph">
      <style:paragraph-properties fo:margin-left="0cm" fo:margin-right="0cm" fo:text-align="center" text:enable-numbering="false" fo:text-indent="0cm"/>
      <style:text-properties fo:color="#ff0000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7.282cm" svg:height="2.209cm" svg:x="2.161cm" svg:y="1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id="id1" draw:layer="layout" svg:width="2.233cm" svg:height="0.569cm" svg:x="1.234cm" svg:y="6.82cm">
          <draw:text-box>
            <text:p text:style-name="P2">User Request</text:p>
          </draw:text-box>
        </draw:frame>
        <draw:custom-shape draw:style-name="gr3" draw:text-style-name="P4" draw:layer="layout" svg:width="3.496cm" svg:height="4.598cm" svg:x="4.747cm" svg:y="5.18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ADAP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curve" svg:x1="3.467cm" svg:y1="7.104cm" svg:x2="5.126cm" svg:y2="5.849cm" draw:start-shape="id1" draw:start-glue-point="1" draw:end-shape="id2" draw:end-glue-point="5">
          <text:p/>
        </draw:connector>
        <draw:custom-shape draw:style-name="gr5" draw:text-style-name="P1" draw:id="id2" draw:layer="layout" svg:width="2.771cm" svg:height="0.756cm" svg:x="5.126cm" svg:y="5.472cm">
          <text:p text:style-name="P6">Twisted P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3" draw:layer="layout" svg:width="2.771cm" svg:height="0.756cm" svg:x="5.13cm" svg:y="6.733cm">
          <text:p text:style-name="P6">HTTP R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4" draw:layer="layout" svg:width="2.771cm" svg:height="0.756cm" svg:x="5.126cm" svg:y="7.897cm">
          <text:p text:style-name="P6">XMLRP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curve" svg:x1="3.467cm" svg:y1="7.104cm" svg:x2="5.13cm" svg:y2="7.11cm" draw:start-shape="id1" draw:start-glue-point="1" draw:end-shape="id3" draw:end-glue-point="5">
          <text:p/>
        </draw:connector>
        <draw:connector draw:style-name="gr4" draw:text-style-name="P5" draw:layer="layout" draw:type="curve" svg:x1="3.467cm" svg:y1="7.104cm" svg:x2="5.126cm" svg:y2="8.274cm" draw:start-shape="id1" draw:start-glue-point="1" draw:end-shape="id4" draw:end-glue-point="5">
          <text:p/>
        </draw:connector>
        <draw:frame draw:style-name="gr2" draw:text-style-name="P8" draw:layer="layout" svg:width="12.478cm" svg:height="0.962cm" svg:x="16.222cm" svg:y="1cm">
          <draw:text-box>
            <text:p text:style-name="P7">Method request cycle (post-authentication)</text:p>
          </draw:text-box>
        </draw:frame>
        <draw:connector draw:style-name="gr4" draw:text-style-name="P9" draw:layer="layout" draw:type="curve" svg:x1="7.895cm" svg:y1="5.849cm" svg:x2="8.933cm" svg:y2="7.108cm" draw:start-shape="id2" draw:start-glue-point="7" draw:end-shape="id5">
          <text:p/>
        </draw:connector>
        <draw:connector draw:style-name="gr4" draw:text-style-name="P9" draw:layer="layout" draw:type="curve" svg:x1="7.899cm" svg:y1="7.11cm" svg:x2="8.933cm" svg:y2="7.108cm" draw:start-shape="id3" draw:start-glue-point="7" draw:end-shape="id5">
          <text:p/>
        </draw:connector>
        <draw:connector draw:style-name="gr4" draw:text-style-name="P9" draw:layer="layout" draw:type="curve" svg:x1="7.895cm" svg:y1="8.274cm" svg:x2="8.933cm" svg:y2="7.108cm" draw:start-shape="id4" draw:start-glue-point="7" draw:end-shape="id5">
          <text:p/>
        </draw:connector>
        <draw:custom-shape draw:style-name="gr3" draw:text-style-name="P11" draw:id="id12" draw:layer="layout" svg:width="3.05cm" svg:height="1cm" svg:x="11.306cm" svg:y="8.437cm">
          <text:p text:style-name="P10"><text:span text:style-name="T3">RequestInterface</text:span></text:p>
          <text:p text:style-name="P10"><text:span text:style-name="T4">Get proxy from</text:span></text:p>
          <text:p text:style-name="P10"><text:span text:style-name="T4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id="id14" draw:layer="layout" svg:width="3.496cm" svg:height="4.598cm" svg:x="18.216cm" svg:y="5.212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PROX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5" draw:layer="layout" draw:type="curve" svg:x1="15.823cm" svg:y1="7.144cm" svg:x2="18.393cm" svg:y2="8.335cm" draw:start-shape="id6" draw:start-glue-point="10" draw:end-shape="id7" draw:end-glue-point="5">
          <text:p/>
        </draw:connector>
        <draw:custom-shape draw:style-name="gr5" draw:text-style-name="P1" draw:id="id7" draw:layer="layout" svg:width="3.166cm" svg:height="0.756cm" svg:x="18.393cm" svg:y="7.958cm">
          <text:p text:style-name="P6">LocalPSC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8" draw:layer="layout" svg:width="3.162cm" svg:height="0.756cm" svg:x="18.397cm" svg:y="6.762cm">
          <text:p text:style-name="P6">TwistedPSC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9" draw:layer="layout" svg:width="3.163cm" svg:height="0.756cm" svg:x="18.393cm" svg:y="5.526cm">
          <text:p text:style-name="P6">MessageBusPSCProx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curve" svg:x1="15.823cm" svg:y1="7.144cm" svg:x2="18.397cm" svg:y2="7.139cm" draw:start-shape="id6" draw:start-glue-point="10" draw:end-shape="id8" draw:end-glue-point="5">
          <text:p/>
        </draw:connector>
        <draw:connector draw:style-name="gr4" draw:text-style-name="P5" draw:layer="layout" draw:type="curve" svg:x1="15.823cm" svg:y1="7.144cm" svg:x2="18.393cm" svg:y2="5.903cm" draw:start-shape="id6" draw:start-glue-point="10" draw:end-shape="id9" draw:end-glue-point="5">
          <text:p/>
        </draw:connector>
        <draw:custom-shape draw:style-name="gr3" draw:text-style-name="P11" draw:id="id11" draw:layer="layout" svg:width="3.053cm" svg:height="1cm" svg:x="11.306cm" svg:y="4.678cm">
          <text:p text:style-name="P10"><text:span text:style-name="T3">InternodeInterface</text:span></text:p>
          <text:p text:style-name="P10"><text:span text:style-name="T4">Get LOCAL proxy from</text:span></text:p>
          <text:p text:style-name="P10"><text:span text:style-name="T4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9" draw:id="id10" draw:layer="layout" svg:x1="16.473cm" svg:y1="4.159cm" svg:x2="18.973cm" svg:y2="4.159cm">
          <text:p/>
        </draw:line>
        <draw:connector draw:style-name="gr7" draw:text-style-name="P9" draw:layer="layout" draw:type="curve" svg:x1="21.556cm" svg:y1="5.903cm" svg:x2="18.973cm" svg:y2="4.159cm" draw:start-shape="id9" draw:start-glue-point="7" draw:end-shape="id10" draw:end-glue-point="1">
          <text:p/>
        </draw:connector>
        <draw:connector draw:style-name="gr7" draw:text-style-name="P9" draw:layer="layout" draw:type="curve" svg:x1="16.473cm" svg:y1="4.159cm" svg:x2="12.832cm" svg:y2="4.678cm" draw:start-shape="id10" draw:start-glue-point="3" draw:end-shape="id11" draw:end-glue-point="4">
          <text:p/>
        </draw:connector>
        <draw:connector draw:style-name="gr8" draw:text-style-name="P9" draw:layer="layout" draw:type="curve" draw:line-skew="2.403cm -1.467cm" svg:x1="21.559cm" svg:y1="7.139cm" svg:x2="12.832cm" svg:y2="4.678cm" draw:start-shape="id8" draw:start-glue-point="7" draw:end-shape="id11" draw:end-glue-point="4">
          <text:p/>
        </draw:connector>
        <draw:custom-shape draw:style-name="gr9" draw:text-style-name="P5" draw:id="id6" draw:layer="layout" svg:width="0.788cm" svg:height="0.788cm" svg:x="15.037cm" svg:y="6.751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4" draw:text-style-name="P9" draw:layer="layout" draw:type="curve" svg:x1="14.359cm" svg:y1="5.177cm" svg:x2="15.43cm" svg:y2="6.751cm" draw:start-shape="id11" draw:start-glue-point="7" draw:end-shape="id6" draw:end-glue-point="4">
          <text:p/>
        </draw:connector>
        <draw:connector draw:style-name="gr4" draw:text-style-name="P9" draw:layer="layout" draw:type="curve" svg:x1="14.354cm" svg:y1="8.936cm" svg:x2="15.43cm" svg:y2="7.537cm" draw:start-shape="id12" draw:start-glue-point="7" draw:end-shape="id6" draw:end-glue-point="8">
          <text:p/>
        </draw:connector>
        <draw:custom-shape draw:style-name="gr10" draw:text-style-name="P11" draw:id="id13" draw:layer="layout" svg:width="3.393cm" svg:height="1.052cm" svg:x="23.315cm" svg:y="7.254cm">
          <text:p text:style-name="P13"><text:span text:style-name="T3">Kernel</text:span></text:p>
          <text:p text:style-name="P13"><text:span text:style-name="T4">get worker interface</text:span></text:p>
          <text:p text:style-name="P13"><text:span text:style-name="T4">from worker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curve" svg:x1="21.559cm" svg:y1="8.335cm" svg:x2="23.315cm" svg:y2="7.78cm" draw:start-shape="id7" draw:start-glue-point="7" draw:end-shape="id13">
          <text:p/>
        </draw:connector>
        <draw:connector draw:style-name="gr11" draw:text-style-name="P9" draw:layer="layout" draw:type="curve" svg:x1="19.963cm" svg:y1="9.81cm" svg:x2="17.586cm" svg:y2="10.836cm" draw:start-shape="id14" draw:start-glue-point="6" draw:end-shape="id15" draw:end-glue-point="7">
          <text:p/>
        </draw:connector>
        <draw:custom-shape draw:style-name="gr12" draw:text-style-name="P11" draw:id="id15" draw:layer="layout" svg:width="3.731cm" svg:height="1.085cm" svg:x="13.855cm" svg:y="10.295cm">
          <text:p text:style-name="P13"><text:span text:style-name="T3">ERROR</text:span></text:p>
          <text:p text:style-name="P13"><text:span text:style-name="T4">Proxy failed; remove from</text:span></text:p>
          <text:p text:style-name="P13"><text:span text:style-name="T4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9" draw:layer="layout" draw:type="curve" svg:x1="13.855cm" svg:y1="10.836cm" svg:x2="12.83cm" svg:y2="9.437cm" draw:start-shape="id15" draw:start-glue-point="5" draw:end-shape="id12" draw:end-glue-point="6">
          <text:p/>
        </draw:connector>
        <draw:custom-shape draw:style-name="gr10" draw:text-style-name="P1" draw:id="id18" draw:layer="layout" svg:width="3.8cm" svg:height="1.323cm" svg:x="21.199cm" svg:y="15.786cm">
          <text:p text:style-name="P6">Execute method in thr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id="id17" draw:layer="layout" svg:width="3.393cm" svg:height="1.052cm" svg:x="21.233cm" svg:y="12.195cm">
          <text:p text:style-name="P13"><text:span text:style-name="T4">Make call to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draw:id="id16" draw:layer="layout" svg:width="3.731cm" svg:height="1.085cm" svg:x="24.969cm" svg:y="10.308cm">
          <text:p text:style-name="P13"><text:span text:style-name="T3">ERROR</text:span></text:p>
          <text:p text:style-name="P13"><text:span text:style-name="T4">Worker failed; remove</text:span></text:p>
          <text:p text:style-name="P13"><text:span text:style-name="T4">from worker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9" draw:layer="layout" draw:type="curve" svg:x1="26.834cm" svg:y1="10.308cm" svg:x2="26.706cm" svg:y2="7.779cm" draw:start-shape="id16" draw:start-glue-point="4" draw:end-shape="id13" draw:end-glue-point="7">
          <text:p/>
        </draw:connector>
        <draw:connector draw:style-name="gr11" draw:text-style-name="P9" draw:layer="layout" draw:type="curve" svg:x1="24.624cm" svg:y1="12.72cm" svg:x2="26.834cm" svg:y2="11.391cm" draw:start-shape="id17" draw:start-glue-point="7" draw:end-shape="id16" draw:end-glue-point="6">
          <text:p/>
        </draw:connector>
        <draw:connector draw:style-name="gr4" draw:text-style-name="P9" draw:layer="layout" draw:type="curve" svg:x1="25.01cm" svg:y1="8.306cm" svg:x2="22.928cm" svg:y2="12.195cm" draw:start-shape="id13" draw:start-glue-point="6" draw:end-shape="id17" draw:end-glue-point="4">
          <text:p/>
        </draw:connector>
        <draw:connector draw:style-name="gr14" draw:text-style-name="P9" draw:layer="layout" draw:type="curve" svg:x1="22.928cm" svg:y1="13.247cm" svg:x2="21.199cm" svg:y2="16.446cm" draw:start-shape="id17" draw:start-glue-point="6" draw:end-shape="id18" draw:end-glue-point="5">
          <text:p/>
        </draw:connector>
        <draw:custom-shape draw:style-name="gr10" draw:text-style-name="P1" draw:id="id19" draw:layer="layout" svg:width="2.579cm" svg:height="1.323cm" svg:x="25.778cm" svg:y="15.791cm">
          <text:p text:style-name="P6">Method does </text:p>
          <text:p text:style-name="P6">wor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curve" draw:line-skew="-0.287cm" svg:x1="23.098cm" svg:y1="15.786cm" svg:x2="27.067cm" svg:y2="15.791cm" draw:start-shape="id18" draw:start-glue-point="4" draw:end-shape="id19" draw:end-glue-point="4">
          <text:p/>
        </draw:connector>
        <draw:connector draw:style-name="gr4" draw:text-style-name="P9" draw:layer="layout" draw:type="curve" svg:x1="27.067cm" svg:y1="17.112cm" svg:x2="23.098cm" svg:y2="17.107cm" draw:start-shape="id19" draw:start-glue-point="6" draw:end-shape="id18" draw:end-glue-point="6">
          <text:p/>
        </draw:connector>
        <draw:custom-shape draw:style-name="gr10" draw:text-style-name="P11" draw:id="id21" draw:layer="layout" svg:width="3.963cm" svg:height="1.657cm" svg:x="10.392cm" svg:y="14.723cm">
          <text:p text:style-name="P10"><text:span text:style-name="T3">Transform</text:span></text:p>
          <text:p text:style-name="P10"><text:span text:style-name="T4">Based on config and </text:span></text:p>
          <text:p text:style-name="P10"><text:span text:style-name="T4">request protocol, pass through</text:span></text:p>
          <text:p text:style-name="P10"><text:span text:style-name="T4">chainable transform eng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curve" svg:x1="21.233cm" svg:y1="12.72cm" svg:x2="19.433cm" svg:y2="14.312cm" draw:start-shape="id17" draw:start-glue-point="5" draw:end-shape="id20" draw:end-glue-point="1">
          <text:p/>
        </draw:connector>
        <draw:frame draw:style-name="gr15" draw:text-style-name="P1" draw:id="id20" draw:layer="layout" svg:width="3.089cm" svg:height="1.205cm" svg:x="16.344cm" svg:y="13.71cm">
          <draw:text-box>
            <text:p text:style-name="P13"><text:span text:style-name="T5">Result passed back </text:span></text:p>
            <text:p text:style-name="P13"><text:span text:style-name="T5">to edge node via</text:span></text:p>
            <text:p text:style-name="P13"><text:span text:style-name="T5">same route it arrived</text:span></text:p>
          </draw:text-box>
        </draw:frame>
        <draw:connector draw:style-name="gr4" draw:text-style-name="P9" draw:layer="layout" draw:type="curve" svg:x1="16.344cm" svg:y1="14.312cm" svg:x2="14.355cm" svg:y2="15.551cm" draw:start-shape="id20" draw:start-glue-point="3" draw:end-shape="id21" draw:end-glue-point="7">
          <text:p/>
        </draw:connector>
        <draw:custom-shape draw:style-name="gr3" draw:text-style-name="P4" draw:layer="layout" svg:width="3.496cm" svg:height="4.598cm" svg:x="4.752cm" svg:y="13.619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ADAP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22" draw:layer="layout" svg:width="2.771cm" svg:height="0.756cm" svg:x="5.131cm" svg:y="13.908cm">
          <text:p text:style-name="P6">Twisted P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23" draw:layer="layout" svg:width="2.771cm" svg:height="0.756cm" svg:x="5.135cm" svg:y="15.169cm">
          <text:p text:style-name="P6">HTTP R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24" draw:layer="layout" svg:width="2.771cm" svg:height="0.756cm" svg:x="5.131cm" svg:y="16.333cm">
          <text:p text:style-name="P6">XMLRP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curve" svg:x1="10.392cm" svg:y1="15.551cm" svg:x2="7.9cm" svg:y2="14.285cm" draw:start-shape="id21" draw:start-glue-point="5" draw:end-shape="id22" draw:end-glue-point="7">
          <text:p/>
        </draw:connector>
        <draw:connector draw:style-name="gr4" draw:text-style-name="P9" draw:layer="layout" draw:type="curve" svg:x1="10.392cm" svg:y1="15.551cm" svg:x2="7.904cm" svg:y2="15.546cm" draw:start-shape="id21" draw:start-glue-point="5" draw:end-shape="id23" draw:end-glue-point="7">
          <text:p/>
        </draw:connector>
        <draw:connector draw:style-name="gr4" draw:text-style-name="P9" draw:layer="layout" draw:type="curve" svg:x1="10.392cm" svg:y1="15.551cm" svg:x2="7.902cm" svg:y2="16.711cm" draw:start-shape="id21" draw:start-glue-point="5" draw:end-shape="id24">
          <text:p/>
        </draw:connector>
        <draw:frame draw:style-name="gr15" draw:text-style-name="P14" draw:id="id25" draw:layer="layout" svg:width="1.776cm" svg:height="0.569cm" svg:x="1.443cm" svg:y="15.264cm">
          <draw:text-box>
            <text:p text:style-name="P7"><text:span text:style-name="T5">Response</text:span></text:p>
          </draw:text-box>
        </draw:frame>
        <draw:connector draw:style-name="gr4" draw:text-style-name="P9" draw:layer="layout" draw:type="curve" svg:x1="5.131cm" svg:y1="14.285cm" svg:x2="3.219cm" svg:y2="15.548cm" draw:start-shape="id22" draw:start-glue-point="5" draw:end-shape="id25" draw:end-glue-point="1">
          <text:p/>
        </draw:connector>
        <draw:connector draw:style-name="gr4" draw:text-style-name="P9" draw:layer="layout" draw:type="curve" svg:x1="5.135cm" svg:y1="15.546cm" svg:x2="3.219cm" svg:y2="15.548cm" draw:start-shape="id23" draw:start-glue-point="5" draw:end-shape="id25" draw:end-glue-point="1">
          <text:p/>
        </draw:connector>
        <draw:connector draw:style-name="gr4" draw:text-style-name="P9" draw:layer="layout" draw:type="curve" svg:x1="5.131cm" svg:y1="16.71cm" svg:x2="3.219cm" svg:y2="15.548cm" draw:start-shape="id24" draw:start-glue-point="5" draw:end-shape="id25" draw:end-glue-point="1">
          <text:p/>
        </draw:connector>
        <draw:custom-shape draw:style-name="gr10" draw:text-style-name="P11" draw:id="id5" draw:layer="layout" svg:width="1.906cm" svg:height="0.733cm" svg:x="8.933cm" svg:y="6.742cm">
          <text:p text:style-name="P13"><text:span text:style-name="T4">Authori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curve" svg:x1="10.839cm" svg:y1="7.107cm" svg:x2="12.83cm" svg:y2="8.437cm" draw:start-shape="id5" draw:start-glue-point="7" draw:end-shape="id12" draw:end-glue-point="4">
          <text:p/>
        </draw:connector>
        <draw:connector draw:style-name="gr13" draw:text-style-name="P9" draw:layer="layout" draw:type="curve" svg:x1="9.885cm" svg:y1="7.473cm" svg:x2="12.373cm" svg:y2="14.723cm" draw:start-shape="id5" draw:start-glue-point="6" draw:end-shape="id21" draw:end-glue-point="4">
          <text:p/>
        </draw:connector>
        <draw:frame draw:style-name="gr16" draw:text-style-name="P15" draw:layer="layout" svg:width="2.206cm" svg:height="0.605cm" draw:transform="rotate (-0.717853921346318) translate (10.624cm 10.03cm)">
          <draw:text-box>
            <text:p text:style-name="P6"><text:span text:style-name="T6">Auth failure</text:span></text:p>
          </draw:text-box>
        </draw:frame>
        <draw:line draw:style-name="gr17" draw:text-style-name="P1" draw:layer="layout" svg:x1="2.598cm" svg:y1="2.247cm" svg:x2="5.781cm" svg:y2="2.247cm">
          <text:p/>
        </draw:line>
        <draw:line draw:style-name="gr18" draw:text-style-name="P1" draw:layer="layout" svg:x1="2.598cm" svg:y1="2.847cm" svg:x2="5.781cm" svg:y2="2.847cm">
          <text:p/>
        </draw:line>
        <draw:line draw:style-name="gr19" draw:text-style-name="P1" draw:layer="layout" svg:x1="2.598cm" svg:y1="3.447cm" svg:x2="5.781cm" svg:y2="3.447cm">
          <text:p/>
        </draw:line>
        <draw:frame draw:style-name="gr20" draw:text-style-name="P1" draw:layer="layout" svg:width="2.648cm" svg:height="0.569cm" svg:x="5.944cm" svg:y="2.016cm">
          <draw:text-box>
            <text:p text:style-name="P6">Twisted RPC call</text:p>
          </draw:text-box>
        </draw:frame>
        <draw:frame draw:style-name="gr20" draw:text-style-name="P1" draw:layer="layout" svg:width="3.389cm" svg:height="0.569cm" svg:x="5.904cm" svg:y="2.597cm">
          <draw:text-box>
            <text:p text:style-name="P6">Call over message bus</text:p>
          </draw:text-box>
        </draw:frame>
        <draw:frame draw:style-name="gr20" draw:text-style-name="P1" draw:layer="layout" svg:width="1.759cm" svg:height="0.569cm" svg:x="5.908cm" svg:y="3.194cm">
          <draw:text-box>
            <text:p text:style-name="P6">Error pa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4-04T08:11:31</meta:creation-date>
    <dc:creator>Matthew Pontefract</dc:creator>
    <dc:date>2008-04-04T11:08:36</dc:date>
    <meta:editing-cycles>6</meta:editing-cycles>
    <meta:editing-duration>PT2H57M6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